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text:span><text:span text:style-name="T1">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FIXME: <text:s/>FINISH</text:p>
      <text:p text:style-name="P7"><text:s text:c="3"/></text:p>
      <text:p text:style-name="P7">When an Image Profile is imported into ShadowManager, it contains a list of puppet classes that it is associated with, as well as the definitions of those classes themselves. <text:s text:c="3"/>(An imported profile is probably a tarball with an XML file inside of it, with a bunch of manifests and maybe some other data files).</text:p>
      <text:p text:style-name="P7"/>
      <text:p text:style-name="P7">Machine (bare-metal) and Deployment (virtual) specific customizations can be made by adding or removing additional puppet classes. <text:s text:c="3"/></text:p>
      <text:p text:style-name="P7"/>
      <text:p text:style-name="P7">ShadowManager will ... something ... node list ... something ....</text:p>
      <text:p text:style-name="P7"/>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so ideally all the user will need to do is copy it onto the SM server and run something like “sm_import filename” to add the image record to the database.</text:p>
      <text:p text:style-name="P7"/>
      <text:p text:style-name="P7">This needs to be done after the initial provisioning setup, because distributions are needed in order to import image profiles.</text:p>
      <text:p text:style-name="P7"/>
      <text:h text:style-name="P6" text:outline-level="2">How Registration Works</text:h>
      <text:p text:style-name="P13"/>
      <text:p text:style-name="P7">FIXME: <text:s text:c="2"/>FILL IN</text:p>
      <text:p text:style-name="P7"/>
      <text:p text:style-name="P7">When a machine (bare-metal) or deployment (virtual) is provisioned, the kickstart file will contain a reference to install a registration script, and then call the registration script in post with a token value.</text:p>
      <text:p text:style-name="P7"/>
      <text:p text:style-name="P7">The value of this token can be found in the machine table or deployment table.</text:p>
      <text:p text:style-name="P7"/>
      <text:p text:style-name="P7">So, basically, when adding <text:s/>a machine in the WUI, all one needs to specify is the MAC address (and possibly contact IP), and that's it. <text:s text:c="3"/>SM will generate a token, and that token can be used to install the machine. <text:s/>In a PXE environment, the machine can self-install, though SM can try to provision it with koan first. <text:s text:c="3"/>Failing all of that, it's possible to just run the registration script on the machine directly, with the token as input.</text:p>
      <text:p text:style-name="P7"/>
      <text:p text:style-name="P7"/>
      <text:h text:style-name="P6" text:outline-level="2">How Provisioning Integration Works (and also initial setup)</text:h>
      <text:h text:style-name="Heading_20_2" text:outline-level="2"/>
      <text:p text:style-name="Text_20_body">ShadowManager uses Cobbler for it's provisioning support.</text:p>
      <text:p text:style-name="Text_20_body"/>
      <text:p text:style-name="Text_20_body">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4">User edits /var/lib/shadowmanager/settings to taste</text:p>
        </text:list-item>
        <text:list-item>
          <text:p text:style-name="P14">One of these settings is a list of rsync mirrors to copy distribution trees from</text:p>
        </text:list-item>
        <text:list-item>
          <text:p text:style-name="P14">User runs “shadow.py init”</text:p>
        </text:list-item>
        <text:list-item>
          <text:p text:style-name="P14">SM then automatically configures cobbler and user does not run any cobbler commands again.</text:p>
        </text:list-item>
        <text:list-item>
          <text:p text:style-name="P14">User runs “shadow.py import” to rsync one or more distributions, this step CAN be repeated later to add more.</text:p>
        </text:list-item>
        <text:list-item>
          <text:p text:style-name="P14">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via taskatron to first (A) map the SM database into the cobbler database, and (B) run the cobbler sync command.</text:p>
      <text:p text:style-name="Text_20_body"/>
      <text:p text:style-name="Text_20_body">From there, any machine is set up to PXE via cobbler, and if desired, a machine page could have a button to invoke koan for non-PXE provisioning.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5">shadowmanager-wui <text:s/>(could be installed on another box, technically...)</text:p>
        </text:list-item>
        <text:list-item>
          <text:p text:style-name="P15">shadowmanager-backend: <text:s text:c="2"/>Taskatron and Shadow Service, plus sm_import tool</text:p>
        </text:list-item>
        <text:list-item>
          <text:p text:style-name="P15">shadowmanager-cli (??)</text:p>
        </text:list-item>
        <text:list-item>
          <text:p text:style-name="P15">Cobbler (shadowmanager-backend requires cobbler)</text:p>
        </text:list-item>
        <text:list-item>
          <text:p text:style-name="P15">Others?</text:p>
        </text:list-item>
      </text:list>
      <text:p text:style-name="Text_20_body"/>
      <text:p text:style-name="Text_20_body">NODE RPMS:</text:p>
      <text:list text:style-name="L4">
        <text:list-item text:start-value="1">
          <text:p text:style-name="P15">Node Daemon</text:p>
        </text:list-item>
        <text:list-item>
          <text:p text:style-name="P15">Puppet</text:p>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1-16T13:41:15</meta:creation-date>
    <dc:creator>Adrian Likins</dc:creator>
    <dc:date>2007-01-17T17:47:59</dc:date>
    <dc:language>en-US</dc:language>
    <meta:editing-cycles>10</meta:editing-cycles>
    <meta:user-defined meta:name="Info 1"/>
    <meta:user-defined meta:name="Info 2"/>
    <meta:user-defined meta:name="Info 3"/>
    <meta:user-defined meta:name="Info 4"/>
    <meta:document-statistic meta:table-count="0" meta:image-count="0" meta:object-count="0" meta:page-count="15" meta:paragraph-count="87" meta:word-count="1483" meta:character-count="8953"/>
  </office:meta>
</office:document-meta>
</file>